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100946" officeooo:paragraph-rsid="00100946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tracto del libro “El huevo del cuco” escrito por Clifford Stoll</text:span></text:p>
      <text:p text:style-name="P1"><text:span text:style-name="T1"/></text:p>
      <text:p text:style-name="P1"><text:span text:style-name="T1">El mandarrias comenzaba a impacientarse ligeramente, lo que indicaba que la reunión</text:span><text:line-break/><text:span text:style-name="T1">estaba a punto de terminar.</text:span><text:line-break/>—<text:span text:style-name="T1">¿Qué máquinas ha atacado? —preguntó finalmente Greg.</text:span><text:line-break/>—<text:span text:style-name="T1">La nuestra, por supuesto, y la de la base militar de Anniston. Ha intentado introducirse</text:span><text:line-break/><text:span text:style-name="T1">en la base de misiles de White Sands y en alguna base naval de Maryland. Creo que se</text:span><text:line-break/><text:span text:style-name="T1">llama Dockmaster.</text:span><text:line-break/>—<text:span text:style-name="T1">¡Mierda! —exclamaron simultáneamente Greg y Teejay.</text:span><text:line-break/><text:span text:style-name="T1">El mandamás les dirigió una intrigante mirada.</text:span><text:line-break/>—<text:span text:style-name="T1">¿Cómo sabes que atacó Dockmaster? —preguntó Greg.</text:span><text:line-break/>—<text:span text:style-name="T1">Al</text:span> <text:span text:style-name="T1">mismo</text:span> <text:span text:style-name="T1">tiempo</text:span> <text:span text:style-name="T1">en</text:span> <text:span text:style-name="T1">que</text:span> <text:span text:style-name="T1">alteró</text:span> <text:span text:style-name="T1">nuestra</text:span> <text:span text:style-name="T1">contabilidad,</text:span> <text:span text:style-name="T1">recibimos</text:span> <text:span text:style-name="T1">un</text:span> <text:span text:style-name="T1">mensaje</text:span> <text:span text:style-name="T1">de</text:span><text:line-break/><text:span text:style-name="T1">Dockmaster diciéndonos que alguien había intentado entrar en su ordenador —respondí,</text:span><text:line-break/><text:span text:style-name="T1">sin comprender a qué venía tanto revuelo.</text:span><text:line-break/>—<text:span text:style-name="T1">¿Lo logró?</text:span> </text:p>
      <text:p text:style-name="P1">—<text:span text:style-name="T1">No lo creo. Pero, bueno, ¿qué es ese Dockmaster? ¿No son unos astilleros navales?</text:span><text:line-break/><text:span text:style-name="T1">Se hablaron entre sí en voz baja y el mandamás asintió.</text:span><text:line-break/>—<text:span text:style-name="T1">Dockmaster no es una base naval —explicó Greg—. Es un centro de la Agencia</text:span><text:line-break/><text:span text:style-name="T1">Nacional de Seguridad.</text:span><text:line-break/><text:span text:style-name="T1">¿Un hacker metiendo las narices en la NSA? Curioso. Ese individuo pretendía husmear en</text:span><text:line-break/><text:span text:style-name="T1">la CÍA, la NSA, las bases de misiles del ejército y el cuartel general de las fuerzas aéreas</text:span><text:line-break/><text:span text:style-name="T1">norteamericanas.</text:span><text:line-break/><text:span text:style-name="T1">Sabía poco acerca de la NSA. Son sabuesos electrónicos que se dedican a escuchar las</text:span><text:line-break/><text:span text:style-name="T1">transmisiones de radio extranjeras. Colocan satélites en órbita para escuchar las llamadas</text:span><text:line-break/><text:span text:style-name="T1">telefónicas soviéticas. Había oído rumores (a los que no daba crédito) de que grababan</text:span><text:line-break/><text:span text:style-name="T1">todas las llamadas telefónicas y telegramas con el extranjero.</text:span><text:line-break/>—<text:span text:style-name="T1">La mayor parte del trabajo de la NSA consiste en recopilar y analizar transmisiones</text:span><text:line-break/><text:span text:style-name="T1">procedentes del extranjero —explicó Greg, desde su punto de vista—. Pero también tienen</text:span><text:line-break/><text:soft-page-break/><text:span text:style-name="T1">una sección destinada a proteger la información perteneciente a Estados Unidos.</text:span><text:line-break/>—<text:span text:style-name="T1">Claro —respondí—; por ejemplo, elaborando códigos que, en vuestra opinión, los rojos</text:span><text:line-break/><text:span text:style-name="T1">no puedan descifrar.</text:span><text:line-break/><text:span text:style-name="T1">Dennis me miró fijamente y en sus labios leí:</text:span><text:line-break/>—<text:span text:style-name="T1">Esos modales.</text:span><text:line-break/>—<text:span text:style-name="T1">Así es —dijo Greg—. Ese sector se ocupa de la seguridad informática. Son ellos quienes</text:span><text:line-break/><text:span text:style-name="T1">utilizan el ordenador Dockmaster.</text:span><text:line-break/>—<text:span text:style-name="T1">Me recuerda a Jano, el dios de las dos caras —comenté—. Por una parte intentan</text:span><text:line-break/><text:span text:style-name="T1">descifrar la información extranjera y por la otra elaborar códigos indescifrables. Tirando</text:span><text:line-break/><text:span text:style-name="T1">siempre en direcciones opuestas.</text:span><text:line-break/>—<text:span text:style-name="T1">Es un poco como nuestra propia agencia —dijo Greg, mirando con nerviosismo a su</text:span><text:line-break/><text:span text:style-name="T1">alrededor—. Se nos conoce por los trabajos sucios, pero somos fundamentalmente una</text:span><text:line-break/><text:span text:style-name="T1">organización de noticias. La mayor parte de nuestro trabajo consiste simplemente en</text:span><text:line-break/><text:span text:style-name="T1">recoger y analizar información. Pero intenta explicárselo a los universitarios —agregó,</text:span><text:line-break/><text:span text:style-name="T1">levantando la mirada al cielo.</text:span><text:line-break/><text:span text:style-name="T1">Greg había sufrido lo suyo reclutando personal en las universidades. Sin saber por qué,</text:span><text:line-break/><text:span text:style-name="T1">aquel espía me parecía razonable. No era arrogante, sino sensible y atento. Si teníamos que</text:span><text:line-break/><text:span text:style-name="T1">husmear en oscuros rincones, me sentiría más a gusto con él al mando.</text:span><text:line-break/>—<text:span text:style-name="T1">En tal caso, ¿cómo se explica que pueda llegar a los ordenadores de la NSA desde mi</text:span><text:line-break/><text:span text:style-name="T1">ordenador, que evidentemente no es seguro ni secreto?</text:span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rge Luis Rodríguez</meta:initial-creator>
    <meta:creation-date>2022-11-17T13:43:17.331000000</meta:creation-date>
    <dc:date>2022-11-17T13:49:22.052000000</dc:date>
    <dc:creator>Jorge Luis Rodríguez</dc:creator>
    <meta:editing-duration>PT6M4S</meta:editing-duration>
    <meta:editing-cycles>1</meta:editing-cycles>
    <meta:document-statistic meta:table-count="0" meta:image-count="0" meta:object-count="0" meta:page-count="2" meta:paragraph-count="3" meta:word-count="488" meta:character-count="3055" meta:non-whitespace-character-count="2574"/>
    <meta:generator>LibreOffice/7.4.2.3$Windows_X86_64 LibreOffice_project/382eef1f22670f7f4118c8c2dd222ec7ad009daf</meta:generator>
  </office:meta>
</office:document-meta>
</file>